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583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language="en" fo:country="US" fo:font-style="italic" style:font-style-asian="italic" style:font-style-complex="italic"/>
    </style:style>
    <style:style style:name="ce2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 style:data-style-name="N3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55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 style:data-style-name="N149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table-column table:style-name="co1" table:default-cell-style-name="ce1"/>
        <table:table-column table:style-name="co2" table:number-columns-repeated="2" table:default-cell-style-name="ce3"/>
        <table:table-column table:style-name="co3" table:number-columns-repeated="2" table:default-cell-style-name="Default"/>
        <table:table-row table:style-name="ro1">
          <table:table-cell/>
          <table:table-cell table:style-name="ce2" office:value-type="string" calcext:value-type="string">
            <text:p>PAL</text:p>
          </table:table-cell>
          <table:table-cell table:style-name="ce2" office:value-type="string" calcext:value-type="string">
            <text:p>NT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stal clock</text:p>
          </table:table-cell>
          <table:table-cell office:value-type="float" office:value="17734475" calcext:value-type="float">
            <text:p>17 734 475</text:p>
          </table:table-cell>
          <table:table-cell office:value-type="float" office:value="14318181" calcext:value-type="float">
            <text:p>14 318 1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r burst</text:p>
          </table:table-cell>
          <table:table-cell table:formula="of:=[.B2]/4" office:value-type="float" office:value="4433618.75" calcext:value-type="float">
            <text:p>4 433 619</text:p>
          </table:table-cell>
          <table:table-cell table:formula="of:=[.C2]/4" office:value-type="float" office:value="3579545.25" calcext:value-type="float">
            <text:p>3 579 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der plus/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r clock</text:p>
          </table:table-cell>
          <table:table-cell table:style-name="ce2" table:formula="of:=[.B2]/[.B4]" office:value-type="float" office:value="886723.75" calcext:value-type="float">
            <text:p>886 724</text:p>
          </table:table-cell>
          <table:table-cell table:style-name="ce2" table:formula="of:=[.C2]/[.C4]" office:value-type="float" office:value="894886.3125" calcext:value-type="float">
            <text:p>894 8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mes per second (guessed)</text:p>
          </table:table-cell>
          <table:table-cell table:style-name="ce4" office:value-type="float" office:value="49.86" calcext:value-type="float">
            <text:p>49,86</text:p>
          </table:table-cell>
          <table:table-cell table:style-name="ce4" office:value-type="float" office:value="59.92" calcext:value-type="float">
            <text:p>59,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s per frame</text:p>
          </table:table-cell>
          <table:table-cell table:style-name="ce4" office:value-type="float" office:value="312" calcext:value-type="float">
            <text:p>312,00</text:p>
          </table:table-cell>
          <table:table-cell table:style-name="ce4" office:value-type="float" office:value="262" calcext:value-type="float">
            <text:p>262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cles per line</text:p>
          </table:table-cell>
          <table:table-cell table:number-columns-repeated="2" table:style-name="ce4" office:value-type="float" office:value="57" calcext:value-type="float">
            <text:p>57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mes per second (calculated)</text:p>
          </table:table-cell>
          <table:table-cell table:style-name="ce5" table:formula="of:=[.B5]/[.B7]/[.B8]" office:value-type="float" office:value="49.8607596716149" calcext:value-type="float">
            <text:p>49,86</text:p>
          </table:table-cell>
          <table:table-cell table:style-name="ce5" table:formula="of:=[.C5]/[.C7]/[.C8]" office:value-type="float" office:value="59.9227475893933" calcext:value-type="float">
            <text:p>59,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me length</text:p>
          </table:table-cell>
          <table:table-cell table:style-name="ce6" table:formula="of:=1/[.B9]" office:value-type="float" office:value="0.0200558516674443" calcext:value-type="float">
            <text:p>0,020055852</text:p>
          </table:table-cell>
          <table:table-cell table:style-name="ce6" table:formula="of:=1/[.C9]" office:value-type="float" office:value="0.0166881533345611" calcext:value-type="float">
            <text:p>0,0166881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r clock length</text:p>
          </table:table-cell>
          <table:table-cell table:style-name="ce6" table:formula="of:=1/[.B5]" office:value-type="float" office:value="0.00000112774694486304" calcext:value-type="float">
            <text:p>0,000001128</text:p>
          </table:table-cell>
          <table:table-cell table:style-name="ce6" table:formula="of:=1/[.C5]" office:value-type="float" office:value="0.0000011174603813152" calcext:value-type="float">
            <text:p>0,000001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sured timer per frame</text:p>
          </table:table-cell>
          <table:table-cell office:value-type="float" office:value="17784" calcext:value-type="float">
            <text:p>17 784</text:p>
          </table:table-cell>
          <table:table-cell office:value-type="float" office:value="14935" calcext:value-type="float">
            <text:p>14 9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culated timer per frame</text:p>
          </table:table-cell>
          <table:table-cell table:style-name="ce2" table:formula="of:=[.B10]/[.B11]" office:value-type="float" office:value="17784" calcext:value-type="float">
            <text:p>17 784</text:p>
          </table:table-cell>
          <table:table-cell table:style-name="ce2" table:formula="of:=[.C10]/[.C11]" office:value-type="float" office:value="14934" calcext:value-type="float">
            <text:p>14 9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 multiplier</text:p>
          </table:table-cell>
          <table:table-cell table:style-name="ce7" table:formula="of:=ORG.LIBREOFFICE.ROUNDSIG([.B11]/[.B11];3)" office:value-type="float" office:value="1" calcext:value-type="float">
            <text:p>1,000</text:p>
          </table:table-cell>
          <table:table-cell table:style-name="ce7" table:formula="of:=ORG.LIBREOFFICE.ROUNDSIG([.$C11]/[.B11];3)" office:value-type="float" office:value="0.991" calcext:value-type="float">
            <text:p>0,991</text:p>
          </table:table-cell>
          <table:table-cell table:formula="of:=INT([.B14]*128)" office:value-type="float" office:value="128" calcext:value-type="float">
            <text:p>128</text:p>
          </table:table-cell>
          <table:table-cell table:formula="of:=INT([.C14]*128)"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NTSC multiplier</text:p>
          </table:table-cell>
          <table:table-cell table:style-name="ce7" table:formula="of:=ORG.LIBREOFFICE.ROUNDSIG([.B11]/[.$C11];3)" office:value-type="float" office:value="1.01" calcext:value-type="float">
            <text:p>1,010</text:p>
          </table:table-cell>
          <table:table-cell table:style-name="ce7" table:formula="of:=ORG.LIBREOFFICE.ROUNDSIG([.C11]/[.$C11];3)" office:value-type="float" office:value="1" calcext:value-type="float">
            <text:p>1,000</text:p>
          </table:table-cell>
          <table:table-cell table:formula="of:=INT([.B15]*128)" office:value-type="float" office:value="129" calcext:value-type="float">
            <text:p>129</text:p>
          </table:table-cell>
          <table:table-cell table:formula="of:=INT([.C15]*128)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PAL frame timers (exact)</text:p>
          </table:table-cell>
          <table:table-cell table:style-name="ce8" table:formula="of:=[.$B10]/[.B11]" office:value-type="float" office:value="17784" calcext:value-type="float">
            <text:p>17 784</text:p>
          </table:table-cell>
          <table:table-cell table:style-name="ce8" table:formula="of:=[.$B10]/[.C11]" office:value-type="float" office:value="17947.7071427262" calcext:value-type="float">
            <text:p>17 9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SC frame timers (exact)</text:p>
          </table:table-cell>
          <table:table-cell table:style-name="ce8" table:formula="of:=[.$C10]/[.B11]" office:value-type="float" office:value="14797.7819053971" calcext:value-type="float">
            <text:p>14 798</text:p>
          </table:table-cell>
          <table:table-cell table:style-name="ce8" table:formula="of:=[.$C10]/[.C11]" office:value-type="float" office:value="14934" calcext:value-type="float">
            <text:p>14 9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 frame timers (calculated)</text:p>
          </table:table-cell>
          <table:table-cell table:style-name="ce9" table:formula="of:=[.$B$13]*[.B14]" office:value-type="float" office:value="17784" calcext:value-type="float">
            <text:p>17 784</text:p>
          </table:table-cell>
          <table:table-cell table:style-name="ce9" table:formula="of:=[.$B$13]*[.C14]" office:value-type="float" office:value="17623.944" calcext:value-type="float">
            <text:p>17 6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SC frame timers (calculated)</text:p>
          </table:table-cell>
          <table:table-cell table:style-name="ce9" table:formula="of:=[.$C$13]*[.B15]" office:value-type="float" office:value="15083.34" calcext:value-type="float">
            <text:p>15 083</text:p>
          </table:table-cell>
          <table:table-cell table:style-name="ce9" table:formula="of:=[.$C$13]*[.C15]" office:value-type="float" office:value="14934" calcext:value-type="float">
            <text:p>14 934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2"/>
        </table:table-row>
        <table:table-row table:style-name="ro1" table:number-rows-repeated="104855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Nyílhegy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48">
      <number:number number:decimal-places="1" number:min-decimal-places="1" number:min-integer-digits="1" number:grouping="true"/>
    </number:number-style>
    <number:number-style style:name="N149">
      <number:number number:decimal-places="3" number:min-decimal-places="3" number:min-integer-digits="1" number:grouping="true"/>
    </number:number-style>
    <number:number-style style:name="N150">
      <number:number number:decimal-places="4" number:min-decimal-places="4" number:min-integer-digits="1" number:grouping="true"/>
    </number:number-style>
    <number:number-style style:name="N151">
      <number:number number:decimal-places="5" number:min-decimal-places="5" number:min-integer-digits="1" number:grouping="true"/>
    </number:number-style>
    <number:number-style style:name="N152">
      <number:number number:decimal-places="6" number:min-decimal-places="6" number:min-integer-digits="1" number:grouping="true"/>
    </number:number-style>
    <number:number-style style:name="N153">
      <number:number number:decimal-places="7" number:min-decimal-places="7" number:min-integer-digits="1" number:grouping="true"/>
    </number:number-style>
    <number:number-style style:name="N154">
      <number:number number:decimal-places="8" number:min-decimal-places="8" number:min-integer-digits="1" number:grouping="true"/>
    </number:number-style>
    <number:number-style style:name="N155">
      <number:number number:decimal-places="9" number:min-decimal-places="9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5">0000.00.00</text:date>, <text:time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4T22:44:44.910000000</meta:creation-date>
    <dc:date>2024-11-25T00:07:59.483000000</dc:date>
    <meta:editing-duration>PT31M16S</meta:editing-duration>
    <meta:editing-cycles>7</meta:editing-cycles>
    <meta:generator>LibreOffice/24.8.3.2$Windows_X86_64 LibreOffice_project/48a6bac9e7e268aeb4c3483fcf825c94556d9f92</meta:generator>
    <meta:document-statistic meta:table-count="1" meta:cell-count="60" meta:object-count="0"/>
  </office:meta>
</office:document-meta>
</file>